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bbd8" officeooo:paragraph-rsid="0019bbd8" style:language-asian="zh" style:country-asian="CN"/>
    </style:style>
    <style:style style:name="P2" style:family="paragraph" style:parent-style-name="Standard">
      <style:text-properties fo:font-size="15pt" fo:font-weight="bold" officeooo:rsid="001c2333" officeooo:paragraph-rsid="001c2333" style:font-size-asian="15pt" style:language-asian="zh" style:country-asian="CN" style:font-weight-asian="bold" style:font-size-complex="15pt" style:font-weight-complex="bold"/>
    </style:style>
    <style:style style:name="P3" style:family="paragraph" style:parent-style-name="Standard">
      <style:text-properties fo:color="#ff0000" fo:font-size="15pt" fo:font-weight="bold" officeooo:rsid="001c2333" officeooo:paragraph-rsid="001c2333" style:font-size-asian="15pt" style:language-asian="zh" style:country-asian="CN" style:font-weight-asian="bold" style:font-size-complex="15pt" style:font-weight-complex="bold"/>
    </style:style>
    <style:style style:name="P4" style:family="paragraph" style:parent-style-name="Standard">
      <style:text-properties fo:color="#ff0000" fo:font-size="15pt" fo:font-weight="bold" officeooo:rsid="001c2333" officeooo:paragraph-rsid="001d4cb7" style:font-size-asian="15pt" style:language-asian="zh" style:country-asian="CN" style:font-weight-asian="bold" style:font-size-complex="15pt" style:font-weight-complex="bold"/>
    </style:style>
    <style:style style:name="P5" style:family="paragraph" style:parent-style-name="Standard">
      <style:text-properties fo:font-size="16pt" fo:font-weight="bold" officeooo:rsid="001d9816" officeooo:paragraph-rsid="001d9816" style:font-size-asian="16pt" style:language-asian="zh" style:country-asian="CN" style:font-weight-asian="bold" style:font-size-complex="16pt" style:font-weight-complex="bold"/>
    </style:style>
    <style:style style:name="T1" style:family="text">
      <style:text-properties officeooo:rsid="001b6ff2"/>
    </style:style>
    <style:style style:name="T2" style:family="text">
      <style:text-properties fo:color="#ff0000"/>
    </style:style>
    <style:style style:name="T3" style:family="text">
      <style:text-properties officeooo:rsid="001d4c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useListener鼠标事件监听 接口</text:p>
      <text:p text:style-name="P1">public void mousEntered(MouseEvent e); 鼠标移入组件时被释放</text:p>
      <text:p text:style-name="P1"/>
      <text:p text:style-name="P1">public void mousePressed(MouseEvent e);鼠标按键被按下时被触发,不放开手</text:p>
      <text:p text:style-name="P1"/>
      <text:p text:style-name="P1">public void mouseReleased(MouseEvent e);鼠标按键被释放时被触发</text:p>
      <text:p text:style-name="P1"/>
      <text:p text:style-name="P1">public void mouseClicked(MouseEvent e);发生单击事件时被触发,<text:span text:style-name="T1">不区分松不松开手</text:span></text:p>
      <text:p text:style-name="P1"/>
      <text:p text:style-name="P1">public void mouseExited(MouseEvent e);鼠标移出组件时被触发</text:p>
      <text:p text:style-name="P1"/>
      <text:p text:style-name="P1"/>
      <text:p text:style-name="P1"/>
      <text:p text:style-name="P5">用某个按键调用鼠标监听</text:p>
      <text:p text:style-name="P2">label.addMouseListener(new MouseListener() {</text:p>
      <text:p text:style-name="P2"><text:tab/><text:tab/></text:p>
      <text:p text:style-name="P2"><text:tab/><text:tab/>@Override</text:p>
      <text:p text:style-name="P2"><text:tab/><text:tab/><text:span text:style-name="T2">public void mouseReleased(MouseEvent e) {//按键释放</text:span></text:p>
      <text:p text:style-name="P3"><text:tab/><text:tab/><text:tab/>// TODO Auto-generated method stub</text:p>
      <text:p text:style-name="P3"><text:tab/><text:tab/><text:tab/>jt.append("鼠标按键被释放\n");</text:p>
      <text:p text:style-name="P3"><text:tab/><text:tab/>}</text:p>
      <text:p text:style-name="P3"><text:tab/><text:tab/></text:p>
      <text:p text:style-name="P3"><text:tab/><text:tab/>@Override</text:p>
      <text:p text:style-name="P3"><text:tab/><text:tab/>public void mousePressed(MouseEvent e) {//按键按下</text:p>
      <text:p text:style-name="P3"><text:tab/><text:tab/><text:tab/>// TODO Auto-generated method stub</text:p>
      <text:p text:style-name="P3"><text:tab/><text:tab/><text:tab/>jt.append("鼠标按键被按下\n");</text:p>
      <text:p text:style-name="P3"><text:tab/><text:tab/>}</text:p>
      <text:p text:style-name="P3"><text:tab/><text:tab/></text:p>
      <text:p text:style-name="P3"><text:tab/><text:tab/>@Override</text:p>
      <text:p text:style-name="P3"><text:tab/><text:tab/>public void mouseExited(MouseEvent e) {//鼠标退出</text:p>
      <text:p text:style-name="P3"><text:tab/><text:tab/><text:tab/>// TODO Auto-generated method stub</text:p>
      <text:p text:style-name="P3"><text:tab/><text:tab/><text:tab/>jt.append("鼠标离开\n");</text:p>
      <text:p text:style-name="P3"><text:tab/><text:tab/>}</text:p>
      <text:p text:style-name="P3"><text:tab/><text:tab/></text:p>
      <text:p text:style-name="P3"><text:tab/><text:tab/>@Override</text:p>
      <text:p text:style-name="P3"><text:tab/><text:tab/>public void mouseEntered(MouseEvent e) {//鼠标进入</text:p>
      <text:p text:style-name="P3"><text:tab/><text:tab/><text:tab/>jt.append("鼠标进入\n");</text:p>
      <text:p text:style-name="P3"><text:tab/><text:tab/><text:tab/></text:p>
      <text:p text:style-name="P3"><text:tab/><text:tab/>}</text:p>
      <text:p text:style-name="P3"><text:tab/><text:tab/></text:p>
      <text:p text:style-name="P3"><text:tab/><text:tab/>@Override</text:p>
      <text:p text:style-name="P3"><text:tab/><text:tab/>public void mouseClicked(MouseEvent e) {//鼠标点击</text:p>
      <text:p text:style-name="P3"><text:tab/><text:tab/><text:tab/>// TODO Auto-generated method stub</text:p>
      <text:p text:style-name="P3"><text:tab/><text:tab/><text:tab/>jt.append("鼠标被点击\n");</text:p>
      <text:p text:style-name="P4"><text:soft-page-break/><text:tab/><text:tab/><text:tab/>int ben=e.getButton();<text:span text:style-name="T3">获取用户点击哪个按钮</text:span></text:p>
      <text:p text:style-name="P3"><text:tab/><text:tab/><text:tab/>switch(ben){//判断鼠标被点击哪个按键</text:p>
      <text:p text:style-name="P3"><text:tab/><text:tab/><text:tab/>case MouseEvent.BUTTON1:</text:p>
      <text:p text:style-name="P3"><text:tab/><text:tab/><text:tab/><text:tab/>jt.append("鼠标左键被点击\n");</text:p>
      <text:p text:style-name="P3"><text:tab/><text:tab/><text:tab/><text:tab/>break;</text:p>
      <text:p text:style-name="P3"><text:tab/><text:tab/><text:tab/>case MouseEvent.BUTTON2:</text:p>
      <text:p text:style-name="P3"><text:tab/><text:tab/><text:tab/><text:tab/>jt.append("鼠标滚轮被点击\n");</text:p>
      <text:p text:style-name="P3"><text:tab/><text:tab/><text:tab/><text:tab/>break;</text:p>
      <text:p text:style-name="P3"><text:tab/><text:tab/><text:tab/>case MouseEvent.BUTTON3:</text:p>
      <text:p text:style-name="P3"><text:tab/><text:tab/><text:tab/><text:tab/>jt.append("鼠标右键被点击\n");</text:p>
      <text:p text:style-name="P3"><text:tab/><text:tab/><text:tab/><text:tab/>break;</text:p>
      <text:p text:style-name="P3"><text:tab/><text:tab/><text:tab/>}</text:p>
      <text:p text:style-name="P3"><text:tab/><text:tab/><text:tab/>int chi=e.getClickCount();//鼠标点击次数</text:p>
      <text:p text:style-name="P3"><text:tab/><text:tab/><text:tab/>jt.append("鼠标被点击"+chi+"下");</text:p>
      <text:p text:style-name="P3"><text:tab/><text:tab/>}</text:p>
      <text:p text:style-name="P3"><text:tab/>});</text:p>
      <text:p text:style-name="P3"><text:s text:c="3"/>}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8M9S</meta:editing-duration>
    <meta:editing-cycles>5</meta:editing-cycles>
    <meta:generator>LibreOffice/5.3.0.3$Windows_X86_64 LibreOffice_project/7074905676c47b82bbcfbea1aeefc84afe1c50e1</meta:generator>
    <dc:date>2017-12-25T22:37:02.039000000</dc:date>
    <meta:document-statistic meta:table-count="0" meta:image-count="0" meta:object-count="0" meta:page-count="2" meta:paragraph-count="55" meta:word-count="302" meta:character-count="1266" meta:non-whitespace-character-count="1084"/>
    <meta:user-defined meta:name="Info 1"/>
    <meta:user-defined meta:name="Info 2"/>
    <meta:user-defined meta:name="Info 3"/>
    <meta:user-defined meta:name="Info 4"/>
  </office:meta>
</office:document-meta>
</file>